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Energy use (kg of oil equivalent per capita)</text:p>
          </table:table-cell>
          <table:table-cell table:number-columns-repeated="1022"/>
        </table:table-row>
        <table:table-row table:style-name="ro1">
          <table:table-cell table:style-name="ce1" office:value-type="string" calcext:value-type="string">
            <text:p>original_indicator_code</text:p>
          </table:table-cell>
          <table:table-cell table:style-name="ce2" office:value-type="string" calcext:value-type="string">
            <text:p><text:a xlink:href="http://EG.USE.PCAP.KG.OE" xlink:type="simple">EG.USE.PCAP.KG.OE</text:a></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Energieverbrauch pro Kopf</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7" calcext:value-type="float">
            <text:p>7</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Energieverbrauch pro Kopf</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Energy Consumption per capita</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kg/pro Kopf</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2000,2500,3000,3500,400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Wi</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Orientierung am Best Performer</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000" calcext:value-type="float">
            <text:p>20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3" office:value-type="date" office:date-value="2015-10-27" calcext:value-type="date">
            <text:p>10/27/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2" calcext:value-type="float">
            <text:p>2012</text:p>
          </table:table-cell>
          <table:table-cell table:number-columns-repeated="1022"/>
        </table:table-row>
        <table:table-row table:style-name="ro1">
          <table:table-cell table:style-name="ce1" office:value-type="string" calcext:value-type="string">
            <text:p>scoring$type</text:p>
          </table:table-cell>
          <table:table-cell table:number-columns-repeated="1023"/>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World Bank</text:p>
          </table:table-cell>
          <table:table-cell table:number-columns-repeated="1022"/>
        </table:table-row>
        <table:table-row table:style-name="ro1">
          <table:table-cell table:style-name="ce1" office:value-type="string" calcext:value-type="string">
            <text:p>source$link</text:p>
          </table:table-cell>
          <table:table-cell table:style-name="ce2"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2" calcext:value-type="float">
            <text:p>2012</text:p>
          </table:table-cell>
          <table:table-cell table:style-name="ce1" office:value-type="float" office:value="2011" calcext:value-type="float">
            <text:p>2011</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5643.8238502614" calcext:value-type="float">
            <text:p>5643.823850261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3927.5794007372" calcext:value-type="float">
            <text:p>3927.5794007372</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5027.7411193103" calcext:value-type="float">
            <text:p>5027.741119310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391.9019675261" calcext:value-type="float">
            <text:p>1391.9019675261</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2511.0048224117" calcext:value-type="float">
            <text:p>2511.0048224117</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7225.6818952422" calcext:value-type="float">
            <text:p>7225.6818952422</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42.8115733012" calcext:value-type="float">
            <text:p>2142.8115733012</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855.0906630912" calcext:value-type="float">
            <text:p>1855.090663091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4057.4943736362" calcext:value-type="float">
            <text:p>4057.4943736362</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101.4984694823" calcext:value-type="float">
            <text:p>3101.4984694823</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4174.3877655939" calcext:value-type="float">
            <text:p>4174.3877655939</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6151.4029166392" calcext:value-type="float">
            <text:p>6151.4029166392</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3844.1552270549" calcext:value-type="float">
            <text:p>3844.1552270549</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3885.8796757355" calcext:value-type="float">
            <text:p>3885.8796757355</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393.7215507289" calcext:value-type="float">
            <text:p>2393.7215507289</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2365.7166946126" calcext:value-type="float">
            <text:p>2365.7166946126</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17755.6062061138" calcext:value-type="float">
            <text:p>17755.606206113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623.719556314" calcext:value-type="float">
            <text:p>623.719556314</text:p>
          </table:table-cell>
          <table:table-cell table:number-columns-repeated="1022"/>
        </table:table-row>
        <table:table-row table:style-name="ro1">
          <table:table-cell table:style-name="ce1" office:value-type="string" calcext:value-type="string">
            <text:p>Indonesia</text:p>
          </table:table-cell>
          <table:table-cell table:style-name="ce1" office:value-type="float" office:value="861.1061675332" calcext:value-type="float">
            <text:p>861.1061675332</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887.6196696808" calcext:value-type="float">
            <text:p>2887.6196696808</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3068.9832501106" calcext:value-type="float">
            <text:p>3068.983250110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2667.1278098282" calcext:value-type="float">
            <text:p>2667.1278098282</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3545.5959360901" calcext:value-type="float">
            <text:p>3545.5959360901</text:p>
          </table:table-cell>
          <table:table-cell table:number-columns-repeated="1022"/>
        </table:table-row>
        <table:table-row table:style-name="ro1">
          <table:table-cell table:style-name="ce1" office:value-type="string" calcext:value-type="string">
            <text:p>Kenya</text:p>
          </table:table-cell>
          <table:table-cell table:style-name="ce1" office:value-type="float" office:value="482.787006589" calcext:value-type="float">
            <text:p>482.787006589</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2170.5858324088" calcext:value-type="float">
            <text:p>2170.5858324088</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2468.7829363208" calcext:value-type="float">
            <text:p>2468.7829363208</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7706.8779122547" calcext:value-type="float">
            <text:p>7706.8779122547</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543.2932318229" calcext:value-type="float">
            <text:p>1543.2932318229</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4689.8409557718" calcext:value-type="float">
            <text:p>4689.8409557718</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4301.3826818811" calcext:value-type="float">
            <text:p>4301.3826818811</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5817.2920868143" calcext:value-type="float">
            <text:p>5817.2920868143</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2570.8539100953" calcext:value-type="float">
            <text:p>2570.853910095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2034.6123061835" calcext:value-type="float">
            <text:p>2034.6123061835</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740.9529896623" calcext:value-type="float">
            <text:p>1740.9529896623</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5283.4103142759" calcext:value-type="float">
            <text:p>5283.4103142759</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5268.3676835824" calcext:value-type="float">
            <text:p>5268.3676835824</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671.8047816205" calcext:value-type="float">
            <text:p>2671.804781620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3202.9104920043" calcext:value-type="float">
            <text:p>3202.9104920043</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577.5793022481" calcext:value-type="float">
            <text:p>1577.5793022481</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3017.7344219729" calcext:value-type="float">
            <text:p>3017.7344219729</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6814.8231536643" calcext:value-type="float">
            <text:p>6814.8231536643</text:p>
          </table:table-cell>
          <table:table-cell table:number-columns-repeated="1022"/>
        </table:table-row>
        <table:table-row table:style-name="ro2" table:number-rows-repeated="104849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8" meta:object-count="0"/>
    <meta:generator>LibreOfficeDev/5.1.0.3$Linux_X86_64 LibreOffice_project/</meta:generator>
  </office:meta>
</office:document-meta>
</file>